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line-height="15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line-height="150%" fo:text-align="start" style:justify-single-word="false"/>
    </style:style>
    <style:style style:name="P12" style:family="paragraph" style:parent-style-name="Standard" style:list-style-name="L2">
      <style:paragraph-properties fo:line-height="150%" fo:text-align="start" style:justify-single-word="false"/>
    </style:style>
    <style:style style:name="P13" style:family="paragraph" style:parent-style-name="Standard" style:list-style-name="L8">
      <style:paragraph-properties fo:line-height="150%" fo:text-align="start" style:justify-single-word="false"/>
    </style:style>
    <style:style style:name="T1"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Baumpflege T.J Busse </text:p>
      <text:p text:style-name="P1"/>
      <text:p text:style-name="P2">Vorwort:</text:p>
      <text:p text:style-name="P2"><text:tab/><text:tab/></text:p>
      <text:p text:style-name="P3">Der Betrieb T.J. Busse ist ein kleines Unternehmen aus Porta Westfalica, welches sich im Laufe der Jahre auf forstliche Dienstleistungen und Problembaumfällungen spezialisiert hat. Dabei wird hauptsächlich die Seilklettertechnik angewendet, um Baum und Umgebung zu schonen. Diese Methode erlaubt es, Bäume auf engstem Raum zu entfernen oder zu pflegen. </text:p>
      <text:p text:style-name="P3">Der Betrieb zeichnet sich vor allem durch seine Flexibilität aus, wodurch in Notfällen eine 24-stündige Erreichbarkeit gewährleistet ist. Bei größeren Aufträgen bedient sich der Betrieb der guten Zusammenarbeit mit befreundeten Firmen, damit auch schwierige und aufwendige Baustellen bewerkstelligt werden können.</text:p>
      <text:p text:style-name="P3">Eine Expertise in Bezug auf Verkehrssicherheit von Bäumen, Bewirtschaftung von Wäldern oder Bepflanzen von Gärten ist durch die zahlreichen Fortbildungen kostenfrei möglich. </text:p>
      <text:p text:style-name="P3"/>
      <text:p text:style-name="P5">Meine Qualifikationen:</text:p>
      <text:p text:style-name="P5"/>
      <text:p text:style-name="P5"/>
      <text:p text:style-name="P4">-Baumkontrolleur nach FLL- Richtlinien </text:p>
      <text:p text:style-name="P4">-Seilklettertechnik A+B </text:p>
      <text:p text:style-name="P4">-PSA-Prüfer für Absturtzsicherungsmaterial </text:p>
      <text:p text:style-name="P4">-Ausbilder für :</text:p>
      <text:list xml:id="list5807718366520021979" text:style-name="L1">
        <text:list-item>
          <text:p text:style-name="P7">Brennholzscheine</text:p>
        </text:list-item>
        <text:list-item>
          <text:p text:style-name="P7">AS-Baum I</text:p>
        </text:list-item>
        <text:list-item>
          <text:p text:style-name="P7">AS-Baum II</text:p>
        </text:list-item>
      </text:list>
      <text:p text:style-name="P4">-European Tree Worker </text:p>
      <text:p text:style-name="P4">-Fachargrawirt für Baumpflege und Baumsanierung </text:p>
      <text:p text:style-name="P4">-Forstwirtschaftsmeister </text:p>
      <text:p text:style-name="P4"/>
      <text:p text:style-name="P4"/>
      <text:p text:style-name="P4"/>
      <text:p text:style-name="P4"/>
      <text:p text:style-name="P4"/>
      <text:p text:style-name="P4"/>
      <text:p text:style-name="P4"/>
      <text:p text:style-name="P4"><text:soft-page-break/></text:p>
      <text:p text:style-name="P4"/>
      <text:p text:style-name="P5">Leistungen:</text:p>
      <text:p text:style-name="P5"/>
      <text:list xml:id="list5050292453883864142" text:style-name="L2">
        <text:list-item>
          <text:p text:style-name="P12"><text:span text:style-name="T1">Beratungen <text:tab/></text:span></text:p>
        </text:list-item>
      </text:list>
      <text:list xml:id="list2131296768489381320" text:style-name="L8">
        <text:list-item>
          <text:p text:style-name="P13"><text:span text:style-name="T1">für Waldbewirtschaftung und Zukunftswälder</text:span></text:p>
        </text:list-item>
        <text:list-item>
          <text:p text:style-name="P13"><text:span text:style-name="T1"><text:s/>in Bezug auf Grenzbäume </text:span></text:p>
        </text:list-item>
        <text:list-item>
          <text:p text:style-name="P13"><text:span text:style-name="T1">Beratung für Neuanpflanzungen und Baumpflegemaßnahmen </text:span></text:p>
        </text:list-item>
      </text:list>
      <text:p text:style-name="P11"><text:span text:style-name="T1"/></text:p>
      <text:p text:style-name="P11"><text:span text:style-name="T1"/></text:p>
      <text:list xml:id="list38365153" text:continue-list="list5050292453883864142" text:style-name="L2">
        <text:list-item>
          <text:p text:style-name="P8">Neupflanzungen und Schnittmaßnahmen an Bäumen </text:p>
        </text:list-item>
        <text:list-item>
          <text:p text:style-name="P8">Baumpflege Baumeinkürzungen </text:p>
        </text:list-item>
        <text:list-item>
          <text:p text:style-name="P8">Baumkontrollen in Hinblick auf die Verkehrssicherheit </text:p>
        </text:list-item>
        <text:list-item>
          <text:p text:style-name="P8">Baumstümpfe ausfräsen</text:p>
        </text:list-item>
        <text:list-item>
          <text:p text:style-name="P8">Problembaumfällung mit Hubsteiger mit Seilklettertechnik und mit Autokränen </text:p>
        </text:list-item>
        <text:list-item>
          <text:p text:style-name="P8">Entsorgen von Schnittgut </text:p>
        </text:list-item>
        <text:list-item>
          <text:p text:style-name="P8">Heckenschnitt</text:p>
        </text:list-item>
        <text:list-item>
          <text:p text:style-name="P8">PSA Überprüfungen </text:p>
        </text:list-item>
        <text:list-item>
          <text:p text:style-name="P8">Motorsägenlehrgänge mit kleinen Gruppen </text:p>
        </text:list-item>
        <text:list-item>
          <text:p text:style-name="P8">Naturschutzprojekte (Vogelkästen.Bruthöhlen für Fledermäuse etc.)</text:p>
        </text:list-item>
        <text:list-item>
          <text:p text:style-name="P8">Erdarbeiten mittels Minibagger </text:p>
        </text:list-item>
        <text:list-item>
          <text:p text:style-name="P8">Außergewöhnliche Arbeiten wie das Entfernen von Efeu an Hausfasaden an schwer zugänglichen Stellen übernehme ich nach Absprache auch </text:p>
        </text:list-item>
      </text:list>
      <text:p text:style-name="P4"/>
      <text:p text:style-name="P4"/>
      <text:p text:style-name="P4">Falls Leistungen nicht aufgeführt sind die Sie interssieren sprechen sie mich einfach an.</text:p>
      <text:p text:style-name="P4"/>
      <text:p text:style-name="P4">Ich arbeite meist mit anderen Firmen zusammen um größere Projekte anbieten zu könne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istan Busse</meta:initial-creator>
    <meta:creation-date>2018-12-05T20:10:15.37</meta:creation-date>
    <dc:date>2020-01-12T18:13:27.14</dc:date>
    <meta:editing-duration>P6DT7H54M50S</meta:editing-duration>
    <meta:editing-cycles>5</meta:editing-cycles>
    <meta:generator>OpenOffice/4.1.5$Win32 OpenOffice.org_project/415m1$Build-9789</meta:generator>
    <dc:creator>Tristan Busse</dc:creator>
    <meta:document-statistic meta:table-count="0" meta:image-count="0" meta:object-count="0" meta:page-count="2" meta:paragraph-count="36" meta:word-count="262" meta:character-count="2038"/>
  </office:meta>
</office:document-meta>
</file>